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2000001323B2D9C12E6B04313.png" manifest:media-type="image/png"/>
  <manifest:file-entry manifest:full-path="Pictures/1000046700001F9600001F965670EE0D607C7D24.svg" manifest:media-type="image/svg+xml"/>
  <manifest:file-entry manifest:full-path="Pictures/1000046700001F9600001F96AD5A9C7793383186.svg" manifest:media-type="image/svg+xml"/>
  <manifest:file-entry manifest:full-path="Pictures/1000046700001F9600001F962C051FD6A76DFA91.svg" manifest:media-type="image/svg+xml"/>
  <manifest:file-entry manifest:full-path="Pictures/1000046700001F9600001F96C5AA10E4757FED71.svg" manifest:media-type="image/svg+xml"/>
  <manifest:file-entry manifest:full-path="Pictures/100002010000013200000132BFB29BBEADAC12B7.png" manifest:media-type="image/png"/>
  <manifest:file-entry manifest:full-path="Pictures/1000046700001F9600001F96567C20E90B3BE82B.svg" manifest:media-type="image/svg+xml"/>
  <manifest:file-entry manifest:full-path="Pictures/100002010000013200000132C1A8A488799B6820.png" manifest:media-type="image/png"/>
  <manifest:file-entry manifest:full-path="Pictures/1000046700001F9600001F96B80613780BD3893E.svg" manifest:media-type="image/svg+xml"/>
  <manifest:file-entry manifest:full-path="Pictures/100002010000013200000132A69B1E58AFDD21B3.png" manifest:media-type="image/png"/>
  <manifest:file-entry manifest:full-path="Pictures/100002010000013200000132686268E2D98A25E8.png" manifest:media-type="image/png"/>
  <manifest:file-entry manifest:full-path="Pictures/1000046700001F9600001F96A555D7E03B2036EB.svg" manifest:media-type="image/svg+xml"/>
  <manifest:file-entry manifest:full-path="Pictures/1000020100000132000001325AD59C68CE9C401E.png" manifest:media-type="image/png"/>
  <manifest:file-entry manifest:full-path="Pictures/100002010000013200000132A1C12C13B37A66FE.png" manifest:media-type="image/png"/>
  <manifest:file-entry manifest:full-path="Pictures/1000020100000132000001325E7CC1CB5C61A29A.png" manifest:media-type="image/png"/>
  <manifest:file-entry manifest:full-path="Pictures/1000046700001F9600001F96C1CB865FA1D04DFE.svg" manifest:media-type="image/svg+xml"/>
  <manifest:file-entry manifest:full-path="Pictures/100002010000013200000132451ACB4AFBAEFD28.png" manifest:media-type="image/png"/>
  <manifest:file-entry manifest:full-path="Pictures/1000046700001F9600001F9609284758DF41105E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2453in" svg:y="-0.1772in" svg:width="3.1835in" svg:height="3.1835in" draw:z-index="0"><draw:image xlink:href="Pictures/1000046700001F9600001F96B80613780BD3893E.svg" xlink:type="simple" xlink:show="embed" xlink:actuate="onLoad" loext:mime-type="image/svg+xml"/><draw:image xlink:href="Pictures/100002010000013200000132A69B1E58AFDD21B3.png" xlink:type="simple" xlink:show="embed" xlink:actuate="onLoad"/></draw:frame><draw:frame draw:style-name="fr1" draw:name="Image2" text:anchor-type="paragraph" svg:x="3.6717in" svg:y="-0.1563in" svg:width="3.1835in" svg:height="3.1835in" draw:z-index="1"><draw:image xlink:href="Pictures/1000046700001F9600001F96567C20E90B3BE82B.svg" xlink:type="simple" xlink:show="embed" xlink:actuate="onLoad" loext:mime-type="image/svg+xml"/><draw:image xlink:href="Pictures/100002010000013200000132BFB29BBEADAC12B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-0.2244in" svg:y="0.1898in" svg:width="3.1835in" svg:height="3.1835in" draw:z-index="2"><draw:image xlink:href="Pictures/1000046700001F9600001F96AD5A9C7793383186.svg" xlink:type="simple" xlink:show="embed" xlink:actuate="onLoad" loext:mime-type="image/svg+xml"/><draw:image xlink:href="Pictures/100002010000013200000132686268E2D98A25E8.png" xlink:type="simple" xlink:show="embed" xlink:actuate="onLoad"/></draw:frame></text:p>
      <text:p text:style-name="Standard"><draw:frame draw:style-name="fr1" draw:name="Image4" text:anchor-type="paragraph" svg:x="3.6819in" svg:y="0.0189in" svg:width="3.1835in" svg:height="3.1835in" draw:z-index="3"><draw:image xlink:href="Pictures/1000046700001F9600001F96A555D7E03B2036EB.svg" xlink:type="simple" xlink:show="embed" xlink:actuate="onLoad" loext:mime-type="image/svg+xml"/><draw:image xlink:href="Pictures/100002010000013200000132A1C12C13B37A66FE.png" xlink:type="simple" xlink:show="embed" xlink:actuate="onLoad"/></draw:frame></text:p>
      <text:p text:style-name="Standard"/>
      <text:p text:style-name="Standard"><draw:frame draw:style-name="fr1" draw:name="Image5" text:anchor-type="paragraph" svg:x="-0.2346in" svg:y="3.3752in" svg:width="3.1835in" svg:height="3.1835in" draw:z-index="4"><draw:image xlink:href="Pictures/1000046700001F9600001F962C051FD6A76DFA91.svg" xlink:type="simple" xlink:show="embed" xlink:actuate="onLoad" loext:mime-type="image/svg+xml"/><draw:image xlink:href="Pictures/1000020100000132000001325E7CC1CB5C61A29A.png" xlink:type="simple" xlink:show="embed" xlink:actuate="onLoad"/></draw:frame><draw:frame draw:style-name="fr1" draw:name="Image6" text:anchor-type="paragraph" svg:x="3.6717in" svg:y="3.3335in" svg:width="3.1835in" svg:height="3.1835in" draw:z-index="5"><draw:image xlink:href="Pictures/1000046700001F9600001F96C1CB865FA1D04DFE.svg" xlink:type="simple" xlink:show="embed" xlink:actuate="onLoad" loext:mime-type="image/svg+xml"/><draw:image xlink:href="Pictures/100002010000013200000132451ACB4AFBAEFD28.png" xlink:type="simple" xlink:show="embed" xlink:actuate="onLoad"/></draw:frame></text:p>
      <text:p text:style-name="P1"><draw:frame draw:style-name="fr1" draw:name="Image7" text:anchor-type="paragraph" svg:x="-0.1201in" svg:y="0in" svg:width="3.1835in" svg:height="3.1835in" draw:z-index="6"><draw:image xlink:href="Pictures/1000046700001F9600001F9609284758DF41105E.svg" xlink:type="simple" xlink:show="embed" xlink:actuate="onLoad" loext:mime-type="image/svg+xml"/><draw:image xlink:href="Pictures/1000020100000132000001325AD59C68CE9C401E.png" xlink:type="simple" xlink:show="embed" xlink:actuate="onLoad"/></draw:frame><draw:frame draw:style-name="fr1" draw:name="Image8" text:anchor-type="paragraph" svg:x="3.5465in" svg:y="0.0626in" svg:width="3.1835in" svg:height="3.1835in" draw:z-index="7"><draw:image xlink:href="Pictures/1000046700001F9600001F96C5AA10E4757FED71.svg" xlink:type="simple" xlink:show="embed" xlink:actuate="onLoad" loext:mime-type="image/svg+xml"/><draw:image xlink:href="Pictures/100002010000013200000132C1A8A488799B6820.png" xlink:type="simple" xlink:show="embed" xlink:actuate="onLoad"/></draw:frame><draw:frame draw:style-name="fr1" draw:name="Image9" text:anchor-type="paragraph" svg:x="1.8693in" svg:y="4.6874in" svg:width="3.1835in" svg:height="3.1835in" draw:z-index="8"><draw:image xlink:href="Pictures/1000046700001F9600001F965670EE0D607C7D24.svg" xlink:type="simple" xlink:show="embed" xlink:actuate="onLoad" loext:mime-type="image/svg+xml"/><draw:image xlink:href="Pictures/1000020100000132000001323B2D9C12E6B0431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2:21:33.411808540</meta:creation-date>
    <meta:print-date>2020-06-18T12:28:57.711653604</meta:print-date>
    <dc:date>2020-06-18T12:29:31.269165444</dc:date>
    <meta:editing-duration>PT7M58S</meta:editing-duration>
    <meta:editing-cycles>1</meta:editing-cycles>
    <meta:document-statistic meta:table-count="0" meta:image-count="9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